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293e" officeooo:paragraph-rsid="000c293e" style:font-weight-asian="bold" style:font-weight-complex="bold"/>
    </style:style>
    <style:style style:name="P2" style:family="paragraph" style:parent-style-name="Standard">
      <style:text-properties fo:font-weight="bold" officeooo:rsid="000c293e" officeooo:paragraph-rsid="000ea07d" style:font-weight-asian="bold" style:font-weight-complex="bold"/>
    </style:style>
    <style:style style:name="P3" style:family="paragraph" style:parent-style-name="Standard">
      <style:text-properties fo:font-weight="bold" officeooo:rsid="000ea07d" officeooo:paragraph-rsid="000ea07d" style:font-weight-asian="bold" style:font-weight-complex="bold"/>
    </style:style>
    <style:style style:name="P4" style:family="paragraph" style:parent-style-name="Standard">
      <style:text-properties fo:font-weight="normal" officeooo:rsid="000c293e" officeooo:paragraph-rsid="000c293e" style:font-weight-asian="normal" style:font-weight-complex="normal"/>
    </style:style>
    <style:style style:name="P5" style:family="paragraph" style:parent-style-name="Standard">
      <style:text-properties fo:font-weight="normal" officeooo:rsid="000fd98e" officeooo:paragraph-rsid="000fd98e" style:font-weight-asian="normal" style:font-weight-complex="normal"/>
    </style:style>
    <style:style style:name="P6" style:family="paragraph" style:parent-style-name="Standard">
      <style:text-properties officeooo:paragraph-rsid="000fd98e"/>
    </style:style>
    <style:style style:name="T1" style:family="text">
      <style:text-properties officeooo:rsid="000ea07d"/>
    </style:style>
    <style:style style:name="T2" style:family="text">
      <style:text-properties officeooo:rsid="00116c97"/>
    </style:style>
    <style:style style:name="T3" style:family="text">
      <style:text-properties fo:font-weight="normal" officeooo:rsid="000fd98e" style:font-weight-asian="normal" style:font-weight-complex="normal"/>
    </style:style>
    <style:style style:name="T4" style:family="text">
      <style:text-properties fo:font-weight="normal" officeooo:rsid="00116c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y do video conferences and IP telephony have high network requirements?</text:p>
      <text:p text:style-name="P4">Video Conference is a real time , two way streams so it needs a high quality of service that handles fast transmission in a 2 way streams .Also as video is transmitted through over the network it need great synchronization and big amount of bandwidth . As video needs to avoid jitter .</text:p>
      <text:p text:style-name="P4"/>
      <text:p text:style-name="P1">2. What does SIP stand for? What are the applications of the SIP protocol?</text:p>
      <text:p text:style-name="P4">SIP stands for session initiation protocol .</text:p>
      <text:p text:style-name="P4">Its main function to set up a real-time multimedia session between participants. <text:span text:style-name="T1">It is used to create , manage and terminate sessions in an IP based network.</text:span></text:p>
      <text:p text:style-name="P4">-<text:span text:style-name="T1">application :</text:span></text:p>
      <text:p text:style-name="P4"/>
      <text:p text:style-name="P2">http://www.networkworld.com/article/2332980/lan-wan/what-is-sip-.html</text:p>
      <text:p text:style-name="P4"/>
      <text:p text:style-name="P3">3. Is SIP transmitted over TCP or UDP or Both? And why is that?</text:p>
      <text:p text:style-name="P5">VoIP <text:span text:style-name="T2">which is a real time communication</text:span> do not require a completely reliable transport layer protocol. This <text:span text:style-name="T2">makes UDP more efficient in this way.</text:span></text:p>
      <text:p text:style-name="P5">In VoIP audio samples are placed into packets to be able to send over IP network , a simple packet contains from 10-20 ms , So TCP which is an object oriented protocol will make sure that a packet sent from source 1 is received at destination1 in order <text:s/>, and the destination acknowledge receiving packet .</text:p>
      <text:p text:style-name="P5">This gurantee that all data is sent sent and received correctly.</text:p>
      <text:p text:style-name="P6"><text:span text:style-name="T3">Unlike UDP , which is connectionless and need no handshake or setups , </text:span><text:span text:style-name="T4">which is </text:span>real-time services <text:s/><text:span text:style-name="T2">which gurantee thant there is no delay in packet sent and received .</text:span></text:p>
      <text:p text:style-name="P5"/>
      <text:p text:style-name="P5"/>
      <text:p text:style-name="P5">http://www.onsip.com/about-voip/sip/udp-versus-tcp-for-voip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0:48:32.852562082</meta:creation-date>
    <dc:date>2015-04-22T12:17:58.695322594</dc:date>
    <meta:editing-duration>PT4M22S</meta:editing-duration>
    <meta:editing-cycles>1</meta:editing-cycles>
    <meta:document-statistic meta:table-count="0" meta:image-count="0" meta:object-count="0" meta:page-count="1" meta:paragraph-count="13" meta:word-count="253" meta:character-count="1524" meta:non-whitespace-character-count="1282"/>
    <meta:generator>LibreOffice/4.2.7.2$Linux_X86_64 LibreOffice_project/420m0$Build-2</meta:generator>
  </office:meta>
</office:document-meta>
</file>